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9f76" officeooo:paragraph-rsid="00179f76"/>
    </style:style>
    <style:style style:name="P2" style:family="paragraph" style:parent-style-name="Standard">
      <style:text-properties officeooo:rsid="00179f76" officeooo:paragraph-rsid="0018e091"/>
    </style:style>
    <style:style style:name="P3" style:family="paragraph" style:parent-style-name="Standard">
      <style:text-properties officeooo:rsid="00179f76" officeooo:paragraph-rsid="001e3afe"/>
    </style:style>
    <style:style style:name="P4" style:family="paragraph" style:parent-style-name="Standard">
      <style:text-properties officeooo:rsid="00179f76" officeooo:paragraph-rsid="00200dc1"/>
    </style:style>
    <style:style style:name="P5" style:family="paragraph" style:parent-style-name="Standard">
      <style:text-properties officeooo:rsid="00179f76" officeooo:paragraph-rsid="00378b06"/>
    </style:style>
    <style:style style:name="P6" style:family="paragraph" style:parent-style-name="Standard">
      <style:text-properties officeooo:rsid="00179f76" officeooo:paragraph-rsid="003c42d4"/>
    </style:style>
    <style:style style:name="P7" style:family="paragraph" style:parent-style-name="Standard">
      <style:text-properties style:text-underline-style="solid" style:text-underline-width="auto" style:text-underline-color="font-color" officeooo:rsid="00179f76" officeooo:paragraph-rsid="00179f76"/>
    </style:style>
    <style:style style:name="P8" style:family="paragraph" style:parent-style-name="Standard">
      <style:text-properties style:text-underline-style="solid" style:text-underline-width="auto" style:text-underline-color="font-color" officeooo:rsid="00179f76" officeooo:paragraph-rsid="003c42d4"/>
    </style:style>
    <style:style style:name="P9" style:family="paragraph" style:parent-style-name="Standard">
      <style:text-properties style:text-underline-style="solid" style:text-underline-width="auto" style:text-underline-color="font-color" officeooo:rsid="0035d3f5" officeooo:paragraph-rsid="0035d3f5"/>
    </style:style>
    <style:style style:name="P10" style:family="paragraph" style:parent-style-name="Standard">
      <style:paragraph-properties fo:text-align="center" style:justify-single-word="false"/>
      <style:text-properties style:text-line-through-style="none" style:text-line-through-type="none" fo:font-style="italic" style:text-underline-style="solid" style:text-underline-width="auto" style:text-underline-color="font-color" fo:font-weight="bold" officeooo:rsid="00179f76" officeooo:paragraph-rsid="00179f76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27dd04" officeooo:paragraph-rsid="0027dd04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27dd04" officeooo:paragraph-rsid="003ac506" style:font-style-asian="italic" style:font-weight-asian="bold" style:font-style-complex="italic" style:font-weight-complex="bold"/>
    </style:style>
    <style:style style:name="P13" style:family="paragraph" style:parent-style-name="Standard">
      <style:text-properties officeooo:rsid="002be838" officeooo:paragraph-rsid="002be838"/>
    </style:style>
    <style:style style:name="P14" style:family="paragraph" style:parent-style-name="Standard">
      <style:text-properties officeooo:rsid="002d342a" officeooo:paragraph-rsid="002d342a"/>
    </style:style>
    <style:style style:name="P15" style:family="paragraph" style:parent-style-name="Standard">
      <style:text-properties officeooo:rsid="0030a101" officeooo:paragraph-rsid="0032bef2"/>
    </style:style>
    <style:style style:name="P16" style:family="paragraph" style:parent-style-name="Standard">
      <style:text-properties officeooo:rsid="003d5a3c" officeooo:paragraph-rsid="003d5a3c"/>
    </style:style>
    <style:style style:name="P17" style:family="paragraph" style:parent-style-name="Standard">
      <style:text-properties officeooo:rsid="003f2155" officeooo:paragraph-rsid="003f2155"/>
    </style:style>
    <style:style style:name="P18" style:family="paragraph" style:parent-style-name="Standard">
      <style:text-properties officeooo:rsid="004127b9" officeooo:paragraph-rsid="004127b9"/>
    </style:style>
    <style:style style:name="P19" style:family="paragraph" style:parent-style-name="Standard">
      <style:text-properties style:text-underline-style="solid" style:text-underline-width="auto" style:text-underline-color="font-color" officeooo:rsid="003c42d4" officeooo:paragraph-rsid="003c42d4"/>
    </style:style>
    <style:style style:name="P20" style:family="paragraph" style:parent-style-name="Standard">
      <style:text-properties style:text-underline-style="none" officeooo:rsid="003ca068" officeooo:paragraph-rsid="003ca068"/>
    </style:style>
    <style:style style:name="P21" style:family="paragraph" style:parent-style-name="Standard">
      <style:text-properties officeooo:rsid="00179f76" officeooo:paragraph-rsid="00179f76"/>
    </style:style>
    <style:style style:name="P22" style:family="paragraph" style:parent-style-name="Standard">
      <style:text-properties officeooo:rsid="00437b0e" officeooo:paragraph-rsid="00437b0e"/>
    </style:style>
    <style:style style:name="P23" style:family="paragraph" style:parent-style-name="Standard">
      <style:text-properties officeooo:rsid="004425a5" officeooo:paragraph-rsid="00179f76"/>
    </style:style>
    <style:style style:name="T1" style:family="text">
      <style:text-properties officeooo:rsid="00179f76"/>
    </style:style>
    <style:style style:name="T2" style:family="text">
      <style:text-properties officeooo:rsid="00181430"/>
    </style:style>
    <style:style style:name="T3" style:family="text">
      <style:text-properties officeooo:rsid="0018e091"/>
    </style:style>
    <style:style style:name="T4" style:family="text">
      <style:text-properties officeooo:rsid="001992f7"/>
    </style:style>
    <style:style style:name="T5" style:family="text">
      <style:text-properties officeooo:rsid="001b45bb"/>
    </style:style>
    <style:style style:name="T6" style:family="text">
      <style:text-properties officeooo:rsid="001c1f49"/>
    </style:style>
    <style:style style:name="T7" style:family="text">
      <style:text-properties officeooo:rsid="001c6956"/>
    </style:style>
    <style:style style:name="T8" style:family="text">
      <style:text-properties officeooo:rsid="001cb44e"/>
    </style:style>
    <style:style style:name="T9" style:family="text">
      <style:text-properties officeooo:rsid="001db3d4"/>
    </style:style>
    <style:style style:name="T10" style:family="text">
      <style:text-properties officeooo:rsid="001e3afe"/>
    </style:style>
    <style:style style:name="T11" style:family="text">
      <style:text-properties officeooo:rsid="00200dc1"/>
    </style:style>
    <style:style style:name="T12" style:family="text">
      <style:text-properties officeooo:rsid="002146a3"/>
    </style:style>
    <style:style style:name="T13" style:family="text">
      <style:text-properties officeooo:rsid="002230ad"/>
    </style:style>
    <style:style style:name="T14" style:family="text">
      <style:text-properties officeooo:rsid="00235796"/>
    </style:style>
    <style:style style:name="T15" style:family="text">
      <style:text-properties officeooo:rsid="0024868e"/>
    </style:style>
    <style:style style:name="T16" style:family="text">
      <style:text-properties officeooo:rsid="00264b60"/>
    </style:style>
    <style:style style:name="T17" style:family="text">
      <style:text-properties officeooo:rsid="0029929c"/>
    </style:style>
    <style:style style:name="T18" style:family="text">
      <style:text-properties officeooo:rsid="002a7440"/>
    </style:style>
    <style:style style:name="T19" style:family="text">
      <style:text-properties officeooo:rsid="002d342a"/>
    </style:style>
    <style:style style:name="T20" style:family="text">
      <style:text-properties officeooo:rsid="0032bef2"/>
    </style:style>
    <style:style style:name="T21" style:family="text">
      <style:text-properties officeooo:rsid="00378b06"/>
    </style:style>
    <style:style style:name="T22" style:family="text">
      <style:text-properties officeooo:rsid="0038ec41"/>
    </style:style>
    <style:style style:name="T23" style:family="text">
      <style:text-properties officeooo:rsid="003ac506"/>
    </style:style>
    <style:style style:name="T24" style:family="text">
      <style:text-properties officeooo:rsid="003c42d4"/>
    </style:style>
    <style:style style:name="T25" style:family="text">
      <style:text-properties officeooo:rsid="003ca068"/>
    </style:style>
    <style:style style:name="T26" style:family="text">
      <style:text-properties officeooo:rsid="003f2155"/>
    </style:style>
    <style:style style:name="T27" style:family="text">
      <style:text-properties officeooo:rsid="00420707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6">MANUEL DES FICHIERS</text:span> :</text:p>
      <text:p text:style-name="P1"/>
      <text:p text:style-name="P7">POUR etudiant.txt</text:p>
      <text:p text:style-name="P1">/*</text:p>
      <text:p text:style-name="P1">* <text:s text:c="2"/>1ere colonne = identifiant de l'étudiant</text:p>
      <text:p text:style-name="P1">* <text:s text:c="2"/><text:span text:style-name="T9">(5 caractères)</text:span></text:p>
      <text:p text:style-name="P1">* <text:s text:c="2"/>2eme colonne = prénom</text:p>
      <text:p text:style-name="P1">* <text:s text:c="2"/>3eme colonne = nom</text:p>
      <text:p text:style-name="P1">* <text:s text:c="2"/>4eme colonne = date de naissance</text:p>
      <text:p text:style-name="P1">* <text:s text:c="2"/>5eme colonne = lieu d'étude</text:p>
      <text:p text:style-name="P1">* <text:s text:c="2"/>6eme colonne = échelon pour la bourse </text:p>
      <text:p text:style-name="P1">* <text:s text:c="2"/><text:span text:style-name="T8">( 0 à 7)</text:span></text:p>
      <text:p text:style-name="P1">* <text:s text:c="3"/>7eme colonne = l<text:span text:style-name="T2">ieu </text:span>préférentiel choisi</text:p>
      <text:p text:style-name="P1">* <text:s text:c="3"/><text:span text:style-name="T7">( A ou B ou C)</text:span></text:p>
      <text:p text:style-name="P2">* <text:s text:c="3"/><text:span text:style-name="T3">8</text:span>eme colonne = <text:span text:style-name="T3">etat de santé</text:span></text:p>
      <text:p text:style-name="P2">* <text:s text:c="3"/><text:span text:style-name="T6">(0 si normal | 1 si handicap)</text:span></text:p>
      <text:p text:style-name="P2">* <text:s text:c="3"/><text:span text:style-name="T3">9eme colonne = logement préférentiel choisi</text:span>.</text:p>
      <text:p text:style-name="P2">* <text:s text:c="3"/><text:span text:style-name="T5">( 0 si chambre | 1 si studio | 2 si T1 | 3 si T2 )</text:span></text:p>
      <text:p text:style-name="P1">*/</text:p>
      <text:p text:style-name="P1"/>
      <text:p text:style-name="P7">POUR demande.txt</text:p>
      <text:p text:style-name="P1">/*</text:p>
      <text:p text:style-name="P1">*<text:tab/>1ere colonne = identifiant de l'étudiant</text:p>
      <text:p text:style-name="P1">*<text:tab/>2eme colonne = logement <text:span text:style-name="T4">attribué</text:span></text:p>
      <text:p text:style-name="P1">*<text:tab/><text:span text:style-name="T4">3</text:span>eme colonne = demande de changement</text:p>
      <text:p text:style-name="P1">*<text:tab/><text:span text:style-name="T4">( 0 si normal | 1 si demande en attente )</text:span></text:p>
      <text:p text:style-name="P1">*/</text:p>
      <text:p text:style-name="P1"/>
      <text:p text:style-name="P7">POUR logement.txt</text:p>
      <text:p text:style-name="P1">/*</text:p>
      <text:p text:style-name="P1">*<text:tab/>1ere colonne = identifiant de la chambre</text:p>
      <text:p text:style-name="P1">*<text:tab/><text:span text:style-name="T12">(4 caractères)</text:span></text:p>
      <text:p text:style-name="P1">*<text:tab/>2eme colonne = le <text:span text:style-name="T10">bâtiment</text:span></text:p>
      <text:p text:style-name="P1">*<text:tab/>3eme colonne = l'étage</text:p>
      <text:p text:style-name="P1">*<text:tab/>4eme colonne = le <text:span text:style-name="T10">numéro</text:span> de la chambre</text:p>
      <text:p text:style-name="P3">*<text:tab/>6eme colonne = <text:span text:style-name="T11">type du logement</text:span></text:p>
      <text:p text:style-name="P3">*<text:tab/><text:span text:style-name="T10">(</text:span> 0 si chambre | 1 si studio | 2 si T1 |3 si T2<text:span text:style-name="T10">)</text:span></text:p>
      <text:p text:style-name="P4">*<text:tab/><text:span text:style-name="T11">6</text:span>eme colonne = <text:span text:style-name="T11">disponibilité</text:span></text:p>
      <text:p text:style-name="P4">*<text:tab/><text:span text:style-name="T10">(</text:span>0 si disponible | 1 si occupé | 2 si en travaux | 3 si pour handicap<text:span text:style-name="T10">)</text:span></text:p>
      <text:p text:style-name="P1">*/</text:p>
      <text:p text:style-name="P1"/>
      <text:p text:style-name="P7">POUR cite.txt</text:p>
      <text:p text:style-name="P1">/*</text:p>
      <text:p text:style-name="P1">* <text:s text:c="2"/>1ere colonne = identifiant du <text:span text:style-name="T16">bâtiment</text:span></text:p>
      <text:p text:style-name="P1">* <text:s text:c="2"/><text:span text:style-name="T13">( A ou B ou C)</text:span></text:p>
      <text:p text:style-name="P1">* <text:s text:c="2"/>2eme colonne = nombre <text:span text:style-name="T14">maximum de logement</text:span></text:p>
      <text:p text:style-name="P1">* <text:s text:c="2"/>3eme colonne = nombre de logement <text:span text:style-name="T15">disponible restant</text:span></text:p>
      <text:p text:style-name="P1">* <text:s text:c="2"/><text:span text:style-name="T16">4</text:span>eme colonne = nom du <text:span text:style-name="T21">bâtiment</text:span></text:p>
      <text:p text:style-name="P1">* <text:s text:c="2"/><text:span text:style-name="T16">5</text:span>eme colonne = adresse du <text:span text:style-name="T21">bâtiment</text:span></text:p>
      <text:p text:style-name="P1">* <text:s text:c="2"/><text:span text:style-name="T16">6</text:span>eme colonne = code postal du <text:span text:style-name="T21">bâtiment</text:span></text:p>
      <text:p text:style-name="P1">*/</text:p>
      <text:p text:style-name="P1"><text:s text:c="4"/></text:p>
      <text:p text:style-name="P1"><text:soft-page-break/></text:p>
      <text:p text:style-name="P11">CHOIX DE L'ALGORITHME</text:p>
      <text:p text:style-name="P7"><text:span text:style-name="T17">I)</text:span>POURQUOI TABLEAU <text:span text:style-name="T18">DYNAMIQUE DE POINTEURS</text:span></text:p>
      <text:p text:style-name="P7"/>
      <text:p text:style-name="P13">Université <text:span text:style-name="T21">d’Auvergne</text:span> = <text:span text:style-name="T1">16951etudiant + 1000enseignant </text:span>soit environ 20 000 max inscrits.</text:p>
      <text:p text:style-name="P13"/>
      <text:p text:style-name="P5">statique : <text:span text:style-name="T21">utile pour peu d'éléments (exemple cité)</text:span></text:p>
      <text:p text:style-name="P5">dynamique <text:span text:style-name="T22">de pointeurs </text:span>: taille <text:span text:style-name="T22">pouvant être réajustée automatique + lors de manipulations, ce sont juste les adresses qui sont utilisés : gain en puissance</text:span></text:p>
      <text:p text:style-name="P1"/>
      <text:p text:style-name="P9">II) POURQUOI LA DEMANDE AVEC UNE LISTE</text:p>
      <text:p text:style-name="P13">Liste avantage = AJOUTER et SUPPRIMER facilement <text:span text:style-name="T19">(pas décalage à gauche ou à droite)</text:span></text:p>
      <text:p text:style-name="P14">Liste inconvénient = Passer par tout les maillons pour accéder au dernier éléments..</text:p>
      <text:p text:style-name="P1"/>
      <text:p text:style-name="P15">Donc Liste utile pour les fichiers beaucoup sollicités (demandes par exemple) <text:span text:style-name="T20">et lorsque les insertions et les suppressions d'éléments quelconques sont plus fréquentes que les accès.</text:span></text:p>
      <text:p text:style-name="P1"/>
      <text:p text:style-name="P1"/>
      <text:p text:style-name="P12">CHOIX DE <text:span text:style-name="T23">L'UTILISATION DES FICHIERS</text:span></text:p>
      <text:p text:style-name="P1"/>
      <text:p text:style-name="P1"/>
      <text:p text:style-name="P8"><text:span text:style-name="T24">I) </text:span>POUR <text:span text:style-name="T25">ÉTUDIANT</text:span></text:p>
      <text:p text:style-name="P6"/>
      <text:p text:style-name="P16">Information lié<text:span text:style-name="T26">e</text:span> à l'identité + préparation à sa demande au CROUS en demandant son type de logement favori ainsi que sa résidence préférée</text:p>
      <text:p text:style-name="P6"/>
      <text:p text:style-name="P19">II) POUR LOGEMENT</text:p>
      <text:p text:style-name="P6"/>
      <text:p text:style-name="P17">Information liée à son emplacement (lieu du logement + étage + chambre), <text:s/>sa disponibilité et son type</text:p>
      <text:p text:style-name="P6"/>
      <text:p text:style-name="P19">III) POUR DEMANDE</text:p>
      <text:p text:style-name="P6"/>
      <text:p text:style-name="P18">Relation entre l'étudiant et le logement. Permet d'établir une liste d'attente</text:p>
      <text:p text:style-name="P18">XXXX : <text:span text:style-name="T27">problème lié à la disponibilité du logement (déjà occupé..)</text:span></text:p>
      <text:p text:style-name="P18">YYYY :<text:span text:style-name="T27">problème lié à son emplacement (mauvaise cité)</text:span></text:p>
      <text:p text:style-name="P18">ZZZZ : <text:span text:style-name="T27">problème lié au type du logement (il ne reste plus de T1 par exemple)</text:span></text:p>
      <text:p text:style-name="P6"/>
      <text:p text:style-name="P19">IV) POUR CITE</text:p>
      <text:p text:style-name="P8"/>
      <text:p text:style-name="P20">Il est utilisé pour voir le nombre restant de logements ( potentiel : il pourra afficher nombre de studio, T1, chambre handicapé disponible..)</text:p>
      <text:p text:style-name="P1"><text:s text:c="4"/></text:p>
      <text:p text:style-name="P23"/>
      <text:p text:style-name="P22"><text:span text:style-name="T29">IDENTIFIANT </text:span>: admin</text:p>
      <text:p text:style-name="P22"><text:span text:style-name="T29">MOT DE PASSE </text:span>: co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</meta:initial-creator>
    <meta:creation-date>2016-01-16T22:41:54.998277981</meta:creation-date>
    <dc:date>2016-01-17T01:40:33.425035607</dc:date>
    <dc:creator>maxime </dc:creator>
    <meta:editing-duration>PT2H41M32S</meta:editing-duration>
    <meta:editing-cycles>45</meta:editing-cycles>
    <meta:generator>LibreOffice/5.0.4.2$Linux_X86_64 LibreOffice_project/00m0$Build-2</meta:generator>
    <meta:document-statistic meta:table-count="0" meta:image-count="0" meta:object-count="0" meta:page-count="2" meta:paragraph-count="72" meta:word-count="529" meta:character-count="2874" meta:non-whitespace-character-count="2357"/>
  </office:meta>
</office:document-meta>
</file>